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1d0" officeooo:paragraph-rsid="0011c1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 error: 0.08048 +- 0.01448</text:p>
      <text:p text:style-name="P1">{'n_estimators': 12, 'max_features': 'auto', 'max_depth': 50, 'bootstrap': True}</text:p>
      <text:p text:style-name="P1">0.0613132571489</text:p>
      <text:p text:style-name="P1"><text:tab/> error: 0.06178 +- 0.01770</text:p>
      <text:p text:style-name="P1">{'n_estimators': 12, 'max_features': 'auto', 'max_depth': 50, 'bootstrap': False}</text:p>
      <text:p text:style-name="P1">0.0847026419526</text:p>
      <text:p text:style-name="P1"><text:tab/> error: 0.08048 +- 0.01448</text:p>
      <text:p text:style-name="P1">{'n_estimators': 12, 'max_features': 'auto', 'max_depth': 60, 'bootstrap': True}</text:p>
      <text:p text:style-name="P1">0.0613132571489</text:p>
      <text:p text:style-name="P1"><text:tab/> error: 0.06178 +- 0.01770</text:p>
      <text:p text:style-name="P1">{'n_estimators': 12, 'max_features': 'auto', 'max_depth': 60, 'bootstrap': False}</text:p>
      <text:p text:style-name="P1">0.0847026419526</text:p>
      <text:p text:style-name="P1"><text:tab/> error: 0.08048 +- 0.01448</text:p>
      <text:p text:style-name="P1">{'n_estimators': 12, 'max_features': 'auto', 'max_depth': 70, 'bootstrap': True}</text:p>
      <text:p text:style-name="P1">0.0613132571489</text:p>
      <text:p text:style-name="P1"><text:tab/> error: 0.06178 +- 0.01770</text:p>
      <text:p text:style-name="P1">{'n_estimators': 12, 'max_features': 'auto', 'max_depth': 70, 'bootstrap': False}</text:p>
      <text:p text:style-name="P1">0.0847026419526</text:p>
      <text:p text:style-name="P1"><text:tab/> error: 0.08048 +- 0.01448</text:p>
      <text:p text:style-name="P1">{'n_estimators': 12, 'max_features': 'auto', 'max_depth': 80, 'bootstrap': True}</text:p>
      <text:p text:style-name="P1">0.0613132571489</text:p>
      <text:p text:style-name="P1"><text:tab/> error: 0.06178 +- 0.01770</text:p>
      <text:p text:style-name="P1">{'n_estimators': 12, 'max_features': 'auto', 'max_depth': 80, 'bootstrap': False}</text:p>
      <text:p text:style-name="P1">0.0847026419526</text:p>
      <text:p text:style-name="P1"><text:tab/> error: 0.08048 +- 0.01448</text:p>
      <text:p text:style-name="P1">{'n_estimators': 12, 'max_features': 'auto', 'max_depth': 90, 'bootstrap': True}</text:p>
      <text:p text:style-name="P1">0.0613132571489</text:p>
      <text:p text:style-name="P1"><text:tab/> error: 0.06178 +- 0.01770</text:p>
      <text:p text:style-name="P1">{'n_estimators': 12, 'max_features': 'auto', 'max_depth': 90, 'bootstrap': False}</text:p>
      <text:p text:style-name="P1">0.0847026419526</text:p>
      <text:p text:style-name="P1"><text:tab/> error: 0.08048 +- 0.01448</text:p>
      <text:p text:style-name="P1">{'n_estimators': 12, 'max_features': 'auto', 'max_depth': 100, 'bootstrap': True}</text:p>
      <text:p text:style-name="P1">0.0613132571489</text:p>
      <text:p text:style-name="P1"><text:tab/> error: 0.06178 +- 0.01770</text:p>
      <text:p text:style-name="P1">{'n_estimators': 12, 'max_features': 'auto', 'max_depth': 100, 'bootstrap': False}</text:p>
      <text:p text:style-name="P1">0.0847026419526</text:p>
      <text:p text:style-name="P1"><text:tab/> error: 0.08048 +- 0.01448</text:p>
      <text:p text:style-name="P1">{'n_estimators': 12, 'max_features': 'auto', 'max_depth': None, 'bootstrap': True}</text:p>
      <text:p text:style-name="P1">0.0613132571489</text:p>
      <text:p text:style-name="P1"><text:tab/> error: 0.06178 +- 0.01770</text:p>
      <text:p text:style-name="P1">{'n_estimators': 12, 'max_features': 'auto', 'max_depth': None, 'bootstrap': False}</text:p>
      <text:p text:style-name="P1">0.0847026419526</text:p>
      <text:p text:style-name="P1"><text:tab/> error: 0.08048 +- 0.01448</text:p>
      <text:p text:style-name="P1">{'n_estimators': 12, 'max_features': 'sqrt', 'max_depth': 10, 'bootstrap': True}</text:p>
      <text:p text:style-name="P1">0.0600833298069</text:p>
      <text:p text:style-name="P1"><text:tab/> error: 0.06096 +- 0.01988</text:p>
      <text:p text:style-name="P1">{'n_estimators': 12, 'max_features': 'sqrt', 'max_depth': 10, 'bootstrap': False}</text:p>
      <text:p text:style-name="P1">0.0575624021613</text:p>
      <text:p text:style-name="P1"><text:tab/> error: 0.06085 +- 0.01962</text:p>
      <text:p text:style-name="P1">{'n_estimators': 12, 'max_features': 'sqrt', 'max_depth': 20, 'bootstrap': True}</text:p>
      <text:p text:style-name="P1">0.0597032022023</text:p>
      <text:p text:style-name="P1"><text:tab/> error: 0.06146 +- 0.01834</text:p>
      <text:p text:style-name="P1"><text:soft-page-break/>{'n_estimators': 12, 'max_features': 'sqrt', 'max_depth': 20, 'bootstrap': False}</text:p>
      <text:p text:style-name="P1">0.0601907979466</text:p>
      <text:p text:style-name="P1"><text:tab/> error: 0.06201 +- 0.01843</text:p>
      <text:p text:style-name="P1">{'n_estimators': 12, 'max_features': 'sqrt', 'max_depth': 30, 'bootstrap': True}</text:p>
      <text:p text:style-name="P1">0.0610818534598</text:p>
      <text:p text:style-name="P1"><text:tab/> error: 0.06194 +- 0.01864</text:p>
      <text:p text:style-name="P1">{'n_estimators': 12, 'max_features': 'sqrt', 'max_depth': 30, 'bootstrap': False}</text:p>
      <text:p text:style-name="P1">0.0583189433379</text:p>
      <text:p text:style-name="P1"><text:tab/> error: 0.06181 +- 0.01868</text:p>
      <text:p text:style-name="P1">{'n_estimators': 12, 'max_features': 'sqrt', 'max_depth': 40, 'bootstrap': True}</text:p>
      <text:p text:style-name="P1">0.0627254657331</text:p>
      <text:p text:style-name="P1"><text:tab/> error: 0.06155 +- 0.01902</text:p>
      <text:p text:style-name="P1">{'n_estimators': 12, 'max_features': 'sqrt', 'max_depth': 40, 'bootstrap': False}</text:p>
      <text:p text:style-name="P1">0.0613794732559</text:p>
      <text:p text:style-name="P1"><text:tab/> error: 0.06187 +- 0.01881</text:p>
      <text:p text:style-name="P1">{'n_estimators': 12, 'max_features': 'sqrt', 'max_depth': 50, 'bootstrap': True}</text:p>
      <text:p text:style-name="P1">0.0627029247767</text:p>
      <text:p text:style-name="P1"><text:tab/> error: 0.06156 +- 0.01902</text:p>
      <text:p text:style-name="P1">{'n_estimators': 12, 'max_features': 'sqrt', 'max_depth': 50, 'bootstrap': False}</text:p>
      <text:p text:style-name="P1">0.0611339182194</text:p>
      <text:p text:style-name="P1"><text:tab/> error: 0.06190 +- 0.01879</text:p>
      <text:p text:style-name="P1">{'n_estimators': 12, 'max_features': 'sqrt', 'max_depth': 60, 'bootstrap': True}</text:p>
      <text:p text:style-name="P1">0.0627029247767</text:p>
      <text:p text:style-name="P1"><text:tab/> error: 0.06156 +- 0.01902</text:p>
      <text:p text:style-name="P1">{'n_estimators': 12, 'max_features': 'sqrt', 'max_depth': 60, 'bootstrap': False}</text:p>
      <text:p text:style-name="P1">0.0611339182194</text:p>
      <text:p text:style-name="P1"><text:tab/> error: 0.06190 +- 0.01879</text:p>
      <text:p text:style-name="P1">{'n_estimators': 12, 'max_features': 'sqrt', 'max_depth': 70, 'bootstrap': True}</text:p>
      <text:p text:style-name="P1">0.0627029247767</text:p>
      <text:p text:style-name="P1"><text:tab/> error: 0.06156 +- 0.01902</text:p>
      <text:p text:style-name="P1">{'n_estimators': 12, 'max_features': 'sqrt', 'max_depth': 70, 'bootstrap': False}</text:p>
      <text:p text:style-name="P1">0.0611339182194</text:p>
      <text:p text:style-name="P1"><text:tab/> error: 0.06190 +- 0.01879</text:p>
      <text:p text:style-name="P1">{'n_estimators': 12, 'max_features': 'sqrt', 'max_depth': 80, 'bootstrap': True}</text:p>
      <text:p text:style-name="P1">0.0627029247767</text:p>
      <text:p text:style-name="P1"><text:tab/> error: 0.06156 +- 0.01902</text:p>
      <text:p text:style-name="P1">{'n_estimators': 12, 'max_features': 'sqrt', 'max_depth': 80, 'bootstrap': False}</text:p>
      <text:p text:style-name="P1">0.0611339182194</text:p>
      <text:p text:style-name="P1"><text:tab/> error: 0.06190 +- 0.01879</text:p>
      <text:p text:style-name="P1">{'n_estimators': 12, 'max_features': 'sqrt', 'max_depth': 90, 'bootstrap': True}</text:p>
      <text:p text:style-name="P1">0.0627029247767</text:p>
      <text:p text:style-name="P1"><text:tab/> error: 0.06156 +- 0.01902</text:p>
      <text:p text:style-name="P1">{'n_estimators': 12, 'max_features': 'sqrt', 'max_depth': 90, 'bootstrap': False}</text:p>
      <text:p text:style-name="P1">0.0611339182194</text:p>
      <text:p text:style-name="P1"><text:tab/> error: 0.06190 +- 0.01879</text:p>
      <text:p text:style-name="P1">{'n_estimators': 12, 'max_features': 'sqrt', 'max_depth': 100, 'bootstrap': True}</text:p>
      <text:p text:style-name="P1">0.0627029247767</text:p>
      <text:p text:style-name="P1"><text:tab/> error: 0.06156 +- 0.01902</text:p>
      <text:p text:style-name="P1">{'n_estimators': 12, 'max_features': 'sqrt', 'max_depth': 100, 'bootstrap': False}</text:p>
      <text:p text:style-name="P1">0.0611339182194</text:p>
      <text:p text:style-name="P1"><text:tab/> error: 0.06190 +- 0.01879</text:p>
      <text:p text:style-name="P1">{'n_estimators': 12, 'max_features': 'sqrt', 'max_depth': None, 'bootstrap': True}</text:p>
      <text:p text:style-name="P1"><text:soft-page-break/>0.0627029247767</text:p>
      <text:p text:style-name="P1"><text:tab/> error: 0.06156 +- 0.01902</text:p>
      <text:p text:style-name="P1">{'n_estimators': 12, 'max_features': 'sqrt', 'max_depth': None, 'bootstrap': False}</text:p>
      <text:p text:style-name="P1">0.0611339182194</text:p>
      <text:p text:style-name="P1"><text:tab/> error: 0.06190 +- 0.01879</text:p>
      <text:p text:style-name="P1">{'n_estimators': 12, 'max_features': 'log2', 'max_depth': 10, 'bootstrap': True}</text:p>
      <text:p text:style-name="P1">0.0600833298069</text:p>
      <text:p text:style-name="P1"><text:tab/> error: 0.06096 +- 0.01988</text:p>
      <text:p text:style-name="P1">{'n_estimators': 12, 'max_features': 'log2', 'max_depth': 10, 'bootstrap': False}</text:p>
      <text:p text:style-name="P1">0.0575624021613</text:p>
      <text:p text:style-name="P1"><text:tab/> error: 0.06085 +- 0.01962</text:p>
      <text:p text:style-name="P1">{'n_estimators': 12, 'max_features': 'log2', 'max_depth': 20, 'bootstrap': True}</text:p>
      <text:p text:style-name="P1">0.0597032022023</text:p>
      <text:p text:style-name="P1"><text:tab/> error: 0.06146 +- 0.01834</text:p>
      <text:p text:style-name="P1">{'n_estimators': 12, 'max_features': 'log2', 'max_depth': 20, 'bootstrap': False}</text:p>
      <text:p text:style-name="P1">0.0601907979466</text:p>
      <text:p text:style-name="P1"><text:tab/> error: 0.06201 +- 0.01843</text:p>
      <text:p text:style-name="P1">{'n_estimators': 12, 'max_features': 'log2', 'max_depth': 30, 'bootstrap': True}</text:p>
      <text:p text:style-name="P1">0.0610818534598</text:p>
      <text:p text:style-name="P1"><text:tab/> error: 0.06194 +- 0.01864</text:p>
      <text:p text:style-name="P1">{'n_estimators': 12, 'max_features': 'log2', 'max_depth': 30, 'bootstrap': False}</text:p>
      <text:p text:style-name="P1">0.0583189433379</text:p>
      <text:p text:style-name="P1"><text:tab/> error: 0.06181 +- 0.01868</text:p>
      <text:p text:style-name="P1">{'n_estimators': 12, 'max_features': 'log2', 'max_depth': 40, 'bootstrap': True}</text:p>
      <text:p text:style-name="P1">0.0627254657331</text:p>
      <text:p text:style-name="P1"><text:tab/> error: 0.06155 +- 0.01902</text:p>
      <text:p text:style-name="P1">{'n_estimators': 12, 'max_features': 'log2', 'max_depth': 40, 'bootstrap': False}</text:p>
      <text:p text:style-name="P1">0.0613794732559</text:p>
      <text:p text:style-name="P1"><text:tab/> error: 0.06187 +- 0.01881</text:p>
      <text:p text:style-name="P1">{'n_estimators': 12, 'max_features': 'log2', 'max_depth': 50, 'bootstrap': True}</text:p>
      <text:p text:style-name="P1">0.0627029247767</text:p>
      <text:p text:style-name="P1"><text:tab/> error: 0.06156 +- 0.01902</text:p>
      <text:p text:style-name="P1">{'n_estimators': 12, 'max_features': 'log2', 'max_depth': 50, 'bootstrap': False}</text:p>
      <text:p text:style-name="P1">0.0611339182194</text:p>
      <text:p text:style-name="P1"><text:tab/> error: 0.06190 +- 0.01879</text:p>
      <text:p text:style-name="P1">{'n_estimators': 12, 'max_features': 'log2', 'max_depth': 60, 'bootstrap': True}</text:p>
      <text:p text:style-name="P1">0.0627029247767</text:p>
      <text:p text:style-name="P1"><text:tab/> error: 0.06156 +- 0.01902</text:p>
      <text:p text:style-name="P1">{'n_estimators': 12, 'max_features': 'log2', 'max_depth': 60, 'bootstrap': False}</text:p>
      <text:p text:style-name="P1">0.0611339182194</text:p>
      <text:p text:style-name="P1"><text:tab/> error: 0.06190 +- 0.01879</text:p>
      <text:p text:style-name="P1">{'n_estimators': 12, 'max_features': 'log2', 'max_depth': 70, 'bootstrap': True}</text:p>
      <text:p text:style-name="P1">0.0627029247767</text:p>
      <text:p text:style-name="P1"><text:tab/> error: 0.06156 +- 0.01902</text:p>
      <text:p text:style-name="P1">{'n_estimators': 12, 'max_features': 'log2', 'max_depth': 70, 'bootstrap': False}</text:p>
      <text:p text:style-name="P1">0.0611339182194</text:p>
      <text:p text:style-name="P1"><text:tab/> error: 0.06190 +- 0.01879</text:p>
      <text:p text:style-name="P1">{'n_estimators': 12, 'max_features': 'log2', 'max_depth': 80, 'bootstrap': True}</text:p>
      <text:p text:style-name="P1">0.0627029247767</text:p>
      <text:p text:style-name="P1"><text:tab/> error: 0.06156 +- 0.01902</text:p>
      <text:p text:style-name="P1">{'n_estimators': 12, 'max_features': 'log2', 'max_depth': 80, 'bootstrap': False}</text:p>
      <text:p text:style-name="P1">0.0611339182194</text:p>
      <text:p text:style-name="P1"><text:soft-page-break/><text:tab/> error: 0.06190 +- 0.01879</text:p>
      <text:p text:style-name="P1">{'n_estimators': 12, 'max_features': 'log2', 'max_depth': 90, 'bootstrap': True}</text:p>
      <text:p text:style-name="P1">0.0627029247767</text:p>
      <text:p text:style-name="P1"><text:tab/> error: 0.06156 +- 0.01902</text:p>
      <text:p text:style-name="P1">{'n_estimators': 12, 'max_features': 'log2', 'max_depth': 90, 'bootstrap': False}</text:p>
      <text:p text:style-name="P1">0.0611339182194</text:p>
      <text:p text:style-name="P1"><text:tab/> error: 0.06190 +- 0.01879</text:p>
      <text:p text:style-name="P1">{'n_estimators': 12, 'max_features': 'log2', 'max_depth': 100, 'bootstrap': True}</text:p>
      <text:p text:style-name="P1">0.0627029247767</text:p>
      <text:p text:style-name="P1"><text:tab/> error: 0.06156 +- 0.01902</text:p>
      <text:p text:style-name="P1">{'n_estimators': 12, 'max_features': 'log2', 'max_depth': 100, 'bootstrap': False}</text:p>
      <text:p text:style-name="P1">0.0611339182194</text:p>
      <text:p text:style-name="P1"><text:tab/> error: 0.06190 +- 0.01879</text:p>
      <text:p text:style-name="P1">{'n_estimators': 12, 'max_features': 'log2', 'max_depth': None, 'bootstrap': True}</text:p>
      <text:p text:style-name="P1">0.0627029247767</text:p>
      <text:p text:style-name="P1"><text:tab/> error: 0.06156 +- 0.01902</text:p>
      <text:p text:style-name="P1">{'n_estimators': 12, 'max_features': 'log2', 'max_depth': None, 'bootstrap': False}</text:p>
      <text:p text:style-name="P1">0.0611339182194</text:p>
      <text:p text:style-name="P1"><text:tab/> error: 0.06190 +- 0.01879</text:p>
      <text:p text:style-name="P1">{'n_estimators': 13, 'max_features': 'auto', 'max_depth': 10, 'bootstrap': True}</text:p>
      <text:p text:style-name="P1">0.0575624376051</text:p>
      <text:p text:style-name="P1"><text:tab/> error: 0.06023 +- 0.01885</text:p>
      <text:p text:style-name="P1">{'n_estimators': 13, 'max_features': 'auto', 'max_depth': 10, 'bootstrap': False}</text:p>
      <text:p text:style-name="P1">0.0736516882585</text:p>
      <text:p text:style-name="P1"><text:tab/> error: 0.06949 +- 0.01670</text:p>
      <text:p text:style-name="P1">{'n_estimators': 13, 'max_features': 'auto', 'max_depth': 20, 'bootstrap': True}</text:p>
      <text:p text:style-name="P1">0.0596544789972</text:p>
      <text:p text:style-name="P1"><text:tab/> error: 0.06180 +- 0.01784</text:p>
      <text:p text:style-name="P1">{'n_estimators': 13, 'max_features': 'auto', 'max_depth': 20, 'bootstrap': False}</text:p>
      <text:p text:style-name="P1">0.083833627164</text:p>
      <text:p text:style-name="P1"><text:tab/> error: 0.07992 +- 0.01442</text:p>
      <text:p text:style-name="P1">{'n_estimators': 13, 'max_features': 'auto', 'max_depth': 30, 'bootstrap': True}</text:p>
      <text:p text:style-name="P1">0.0601560993831</text:p>
      <text:p text:style-name="P1"><text:tab/> error: 0.06194 +- 0.01791</text:p>
      <text:p text:style-name="P1">{'n_estimators': 13, 'max_features': 'auto', 'max_depth': 30, 'bootstrap': False}</text:p>
      <text:p text:style-name="P1">0.0843885656011</text:p>
      <text:p text:style-name="P1"><text:tab/> error: 0.08055 +- 0.01451</text:p>
      <text:p text:style-name="P1">{'n_estimators': 13, 'max_features': 'auto', 'max_depth': 40, 'bootstrap': True}</text:p>
      <text:p text:style-name="P1">0.0606293731364</text:p>
      <text:p text:style-name="P1"><text:tab/> error: 0.06195 +- 0.01787</text:p>
      <text:p text:style-name="P1">{'n_estimators': 13, 'max_features': 'auto', 'max_depth': 40, 'bootstrap': False}</text:p>
      <text:p text:style-name="P1">0.0843138765449</text:p>
      <text:p text:style-name="P1"><text:tab/> error: 0.08041 +- 0.01448</text:p>
      <text:p text:style-name="P1">{'n_estimators': 13, 'max_features': 'auto', 'max_depth': 50, 'bootstrap': True}</text:p>
      <text:p text:style-name="P1">0.0606293731364</text:p>
      <text:p text:style-name="P1"><text:tab/> error: 0.06195 +- 0.01787</text:p>
      <text:p text:style-name="P1">{'n_estimators': 13, 'max_features': 'auto', 'max_depth': 50, 'bootstrap': False}</text:p>
      <text:p text:style-name="P1">0.0843138765449</text:p>
      <text:p text:style-name="P1"><text:tab/> error: 0.08041 +- 0.01448</text:p>
      <text:p text:style-name="P1">{'n_estimators': 13, 'max_features': 'auto', 'max_depth': 60, 'bootstrap': True}</text:p>
      <text:p text:style-name="P1">0.0606293731364</text:p>
      <text:p text:style-name="P1"><text:tab/> error: 0.06195 +- 0.01787</text:p>
      <text:p text:style-name="P1"><text:soft-page-break/>{'n_estimators': 13, 'max_features': 'auto', 'max_depth': 60, 'bootstrap': False}</text:p>
      <text:p text:style-name="P1">0.0843138765449</text:p>
      <text:p text:style-name="P1"><text:tab/> error: 0.08041 +- 0.01448</text:p>
      <text:p text:style-name="P1">{'n_estimators': 13, 'max_features': 'auto', 'max_depth': 70, 'bootstrap': True}</text:p>
      <text:p text:style-name="P1">0.0606293731364</text:p>
      <text:p text:style-name="P1"><text:tab/> error: 0.06195 +- 0.01787</text:p>
      <text:p text:style-name="P1">{'n_estimators': 13, 'max_features': 'auto', 'max_depth': 70, 'bootstrap': False}</text:p>
      <text:p text:style-name="P1">0.0843138765449</text:p>
      <text:p text:style-name="P1"><text:tab/> error: 0.08041 +- 0.01448</text:p>
      <text:p text:style-name="P1">{'n_estimators': 13, 'max_features': 'auto', 'max_depth': 80, 'bootstrap': True}</text:p>
      <text:p text:style-name="P1">0.0606293731364</text:p>
      <text:p text:style-name="P1"><text:tab/> error: 0.06195 +- 0.01787</text:p>
      <text:p text:style-name="P1">{'n_estimators': 13, 'max_features': 'auto', 'max_depth': 80, 'bootstrap': False}</text:p>
      <text:p text:style-name="P1">0.0843138765449</text:p>
      <text:p text:style-name="P1"><text:tab/> error: 0.08041 +- 0.01448</text:p>
      <text:p text:style-name="P1">{'n_estimators': 13, 'max_features': 'auto', 'max_depth': 90, 'bootstrap': True}</text:p>
      <text:p text:style-name="P1">0.0606293731364</text:p>
      <text:p text:style-name="P1"><text:tab/> error: 0.06195 +- 0.01787</text:p>
      <text:p text:style-name="P1">{'n_estimators': 13, 'max_features': 'auto', 'max_depth': 90, 'bootstrap': False}</text:p>
      <text:p text:style-name="P1">0.0843138765449</text:p>
      <text:p text:style-name="P1"><text:tab/> error: 0.08041 +- 0.01448</text:p>
      <text:p text:style-name="P1">{'n_estimators': 13, 'max_features': 'auto', 'max_depth': 100, 'bootstrap': True}</text:p>
      <text:p text:style-name="P1">0.0606293731364</text:p>
      <text:p text:style-name="P1"><text:tab/> error: 0.06195 +- 0.01787</text:p>
      <text:p text:style-name="P1">{'n_estimators': 13, 'max_features': 'auto', 'max_depth': 100, 'bootstrap': False}</text:p>
      <text:p text:style-name="P1">0.0843138765449</text:p>
      <text:p text:style-name="P1"><text:tab/> error: 0.08041 +- 0.01448</text:p>
      <text:p text:style-name="P1">{'n_estimators': 13, 'max_features': 'auto', 'max_depth': None, 'bootstrap': True}</text:p>
      <text:p text:style-name="P1">0.0606293731364</text:p>
      <text:p text:style-name="P1"><text:tab/> error: 0.06195 +- 0.01787</text:p>
      <text:p text:style-name="P1">{'n_estimators': 13, 'max_features': 'auto', 'max_depth': None, 'bootstrap': False}</text:p>
      <text:p text:style-name="P1">0.0843138765449</text:p>
      <text:p text:style-name="P1"><text:tab/> error: 0.08041 +- 0.01448</text:p>
      <text:p text:style-name="P1">{'n_estimators': 13, 'max_features': 'sqrt', 'max_depth': 10, 'bootstrap': True}</text:p>
      <text:p text:style-name="P1">0.0602162427476</text:p>
      <text:p text:style-name="P1"><text:tab/> error: 0.06057 +- 0.01966</text:p>
      <text:p text:style-name="P1">{'n_estimators': 13, 'max_features': 'sqrt', 'max_depth': 10, 'bootstrap': False}</text:p>
      <text:p text:style-name="P1">0.0567455726392</text:p>
      <text:p text:style-name="P1"><text:tab/> error: 0.06063 +- 0.01953</text:p>
      <text:p text:style-name="P1">{'n_estimators': 13, 'max_features': 'sqrt', 'max_depth': 20, 'bootstrap': True}</text:p>
      <text:p text:style-name="P1">0.0604949674263</text:p>
      <text:p text:style-name="P1"><text:tab/> error: 0.06144 +- 0.01853</text:p>
      <text:p text:style-name="P1">{'n_estimators': 13, 'max_features': 'sqrt', 'max_depth': 20, 'bootstrap': False}</text:p>
      <text:p text:style-name="P1">0.0614430627984</text:p>
      <text:p text:style-name="P1"><text:tab/> error: 0.06231 +- 0.01846</text:p>
      <text:p text:style-name="P1">{'n_estimators': 13, 'max_features': 'sqrt', 'max_depth': 30, 'bootstrap': True}</text:p>
      <text:p text:style-name="P1">0.0606460434947</text:p>
      <text:p text:style-name="P1"><text:tab/> error: 0.06149 +- 0.01872</text:p>
      <text:p text:style-name="P1">{'n_estimators': 13, 'max_features': 'sqrt', 'max_depth': 30, 'bootstrap': False}</text:p>
      <text:p text:style-name="P1">0.0597100640685</text:p>
      <text:p text:style-name="P1"><text:tab/> error: 0.06172 +- 0.01868</text:p>
      <text:p text:style-name="P1">{'n_estimators': 13, 'max_features': 'sqrt', 'max_depth': 40, 'bootstrap': True}</text:p>
      <text:p text:style-name="P1"><text:soft-page-break/>0.0618095782348</text:p>
      <text:p text:style-name="P1"><text:tab/> error: 0.06129 +- 0.01894</text:p>
      <text:p text:style-name="P1">{'n_estimators': 13, 'max_features': 'sqrt', 'max_depth': 40, 'bootstrap': False}</text:p>
      <text:p text:style-name="P1">0.0623765447011</text:p>
      <text:p text:style-name="P1"><text:tab/> error: 0.06190 +- 0.01873</text:p>
      <text:p text:style-name="P1">{'n_estimators': 13, 'max_features': 'sqrt', 'max_depth': 50, 'bootstrap': True}</text:p>
      <text:p text:style-name="P1">0.0617868626012</text:p>
      <text:p text:style-name="P1"><text:tab/> error: 0.06128 +- 0.01894</text:p>
      <text:p text:style-name="P1">{'n_estimators': 13, 'max_features': 'sqrt', 'max_depth': 50, 'bootstrap': False}</text:p>
      <text:p text:style-name="P1">0.0618908412341</text:p>
      <text:p text:style-name="P1"><text:tab/> error: 0.06189 +- 0.01873</text:p>
      <text:p text:style-name="P1">{'n_estimators': 13, 'max_features': 'sqrt', 'max_depth': 60, 'bootstrap': True}</text:p>
      <text:p text:style-name="P1">0.0617868626012</text:p>
      <text:p text:style-name="P1"><text:tab/> error: 0.06128 +- 0.01894</text:p>
      <text:p text:style-name="P1">{'n_estimators': 13, 'max_features': 'sqrt', 'max_depth': 60, 'bootstrap': False}</text:p>
      <text:p text:style-name="P1">0.0618908412341</text:p>
      <text:p text:style-name="P1"><text:tab/> error: 0.06189 +- 0.01873</text:p>
      <text:p text:style-name="P1">{'n_estimators': 13, 'max_features': 'sqrt', 'max_depth': 70, 'bootstrap': True}</text:p>
      <text:p text:style-name="P1">0.0617868626012</text:p>
      <text:p text:style-name="P1"><text:tab/> error: 0.06128 +- 0.01894</text:p>
      <text:p text:style-name="P1">{'n_estimators': 13, 'max_features': 'sqrt', 'max_depth': 70, 'bootstrap': False}</text:p>
      <text:p text:style-name="P1">0.0618908412341</text:p>
      <text:p text:style-name="P1"><text:tab/> error: 0.06189 +- 0.01873</text:p>
      <text:p text:style-name="P1">{'n_estimators': 13, 'max_features': 'sqrt', 'max_depth': 80, 'bootstrap': True}</text:p>
      <text:p text:style-name="P1">0.0617868626012</text:p>
      <text:p text:style-name="P1"><text:tab/> error: 0.06128 +- 0.01894</text:p>
      <text:p text:style-name="P1">{'n_estimators': 13, 'max_features': 'sqrt', 'max_depth': 80, 'bootstrap': False}</text:p>
      <text:p text:style-name="P1">0.0618908412341</text:p>
      <text:p text:style-name="P1"><text:tab/> error: 0.06189 +- 0.01873</text:p>
      <text:p text:style-name="P1">{'n_estimators': 13, 'max_features': 'sqrt', 'max_depth': 90, 'bootstrap': True}</text:p>
      <text:p text:style-name="P1">0.0617868626012</text:p>
      <text:p text:style-name="P1"><text:tab/> error: 0.06128 +- 0.01894</text:p>
      <text:p text:style-name="P1">{'n_estimators': 13, 'max_features': 'sqrt', 'max_depth': 90, 'bootstrap': False}</text:p>
      <text:p text:style-name="P1">0.0618908412341</text:p>
      <text:p text:style-name="P1"><text:tab/> error: 0.06189 +- 0.01873</text:p>
      <text:p text:style-name="P1">{'n_estimators': 13, 'max_features': 'sqrt', 'max_depth': 100, 'bootstrap': True}</text:p>
      <text:p text:style-name="P1">0.0617868626012</text:p>
      <text:p text:style-name="P1"><text:tab/> error: 0.06128 +- 0.01894</text:p>
      <text:p text:style-name="P1">{'n_estimators': 13, 'max_features': 'sqrt', 'max_depth': 100, 'bootstrap': False}</text:p>
      <text:p text:style-name="P1">0.0618908412341</text:p>
      <text:p text:style-name="P1"><text:tab/> error: 0.06189 +- 0.01873</text:p>
      <text:p text:style-name="P1">{'n_estimators': 13, 'max_features': 'sqrt', 'max_depth': None, 'bootstrap': True}</text:p>
      <text:p text:style-name="P1">0.0617868626012</text:p>
      <text:p text:style-name="P1"><text:tab/> error: 0.06128 +- 0.01894</text:p>
      <text:p text:style-name="P1">{'n_estimators': 13, 'max_features': 'sqrt', 'max_depth': None, 'bootstrap': False}</text:p>
      <text:p text:style-name="P1">0.0618908412341</text:p>
      <text:p text:style-name="P1"><text:tab/> error: 0.06189 +- 0.01873</text:p>
      <text:p text:style-name="P1">{'n_estimators': 13, 'max_features': 'log2', 'max_depth': 10, 'bootstrap': True}</text:p>
      <text:p text:style-name="P1">0.0602162427476</text:p>
      <text:p text:style-name="P1"><text:tab/> error: 0.06057 +- 0.01966</text:p>
      <text:p text:style-name="P1">{'n_estimators': 13, 'max_features': 'log2', 'max_depth': 10, 'bootstrap': False}</text:p>
      <text:p text:style-name="P1">0.0567455726392</text:p>
      <text:p text:style-name="P1"><text:soft-page-break/><text:tab/> error: 0.06063 +- 0.01953</text:p>
      <text:p text:style-name="P1">{'n_estimators': 13, 'max_features': 'log2', 'max_depth': 20, 'bootstrap': True}</text:p>
      <text:p text:style-name="P1">0.0604949674263</text:p>
      <text:p text:style-name="P1"><text:tab/> error: 0.06144 +- 0.01853</text:p>
      <text:p text:style-name="P1">{'n_estimators': 13, 'max_features': 'log2', 'max_depth': 20, 'bootstrap': False}</text:p>
      <text:p text:style-name="P1">0.0614430627984</text:p>
      <text:p text:style-name="P1"><text:tab/> error: 0.06231 +- 0.01846</text:p>
      <text:p text:style-name="P1">{'n_estimators': 13, 'max_features': 'log2', 'max_depth': 30, 'bootstrap': True}</text:p>
      <text:p text:style-name="P1">0.0606460434947</text:p>
      <text:p text:style-name="P1"><text:tab/> error: 0.06149 +- 0.01872</text:p>
      <text:p text:style-name="P1">{'n_estimators': 13, 'max_features': 'log2', 'max_depth': 30, 'bootstrap': False}</text:p>
      <text:p text:style-name="P1">0.0597100640685</text:p>
      <text:p text:style-name="P1"><text:tab/> error: 0.06172 +- 0.01868</text:p>
      <text:p text:style-name="P1">{'n_estimators': 13, 'max_features': 'log2', 'max_depth': 40, 'bootstrap': True}</text:p>
      <text:p text:style-name="P1">0.0618095782348</text:p>
      <text:p text:style-name="P1"><text:tab/> error: 0.06129 +- 0.01894</text:p>
      <text:p text:style-name="P1">{'n_estimators': 13, 'max_features': 'log2', 'max_depth': 40, 'bootstrap': False}</text:p>
      <text:p text:style-name="P1">0.0623765447011</text:p>
      <text:p text:style-name="P1"><text:tab/> error: 0.06190 +- 0.01873</text:p>
      <text:p text:style-name="P1">{'n_estimators': 13, 'max_features': 'log2', 'max_depth': 50, 'bootstrap': True}</text:p>
      <text:p text:style-name="P1">0.0617868626012</text:p>
      <text:p text:style-name="P1"><text:tab/> error: 0.06128 +- 0.01894</text:p>
      <text:p text:style-name="P1">{'n_estimators': 13, 'max_features': 'log2', 'max_depth': 50, 'bootstrap': False}</text:p>
      <text:p text:style-name="P1">0.0618908412341</text:p>
      <text:p text:style-name="P1"><text:tab/> error: 0.06189 +- 0.01873</text:p>
      <text:p text:style-name="P1">{'n_estimators': 13, 'max_features': 'log2', 'max_depth': 60, 'bootstrap': True}</text:p>
      <text:p text:style-name="P1">0.0617868626012</text:p>
      <text:p text:style-name="P1"><text:tab/> error: 0.06128 +- 0.01894</text:p>
      <text:p text:style-name="P1">{'n_estimators': 13, 'max_features': 'log2', 'max_depth': 60, 'bootstrap': False}</text:p>
      <text:p text:style-name="P1">0.0618908412341</text:p>
      <text:p text:style-name="P1"><text:tab/> error: 0.06189 +- 0.01873</text:p>
      <text:p text:style-name="P1">{'n_estimators': 13, 'max_features': 'log2', 'max_depth': 70, 'bootstrap': True}</text:p>
      <text:p text:style-name="P1">0.0617868626012</text:p>
      <text:p text:style-name="P1"><text:tab/> error: 0.06128 +- 0.01894</text:p>
      <text:p text:style-name="P1">{'n_estimators': 13, 'max_features': 'log2', 'max_depth': 70, 'bootstrap': False}</text:p>
      <text:p text:style-name="P1">0.0618908412341</text:p>
      <text:p text:style-name="P1"><text:tab/> error: 0.06189 +- 0.01873</text:p>
      <text:p text:style-name="P1">{'n_estimators': 13, 'max_features': 'log2', 'max_depth': 80, 'bootstrap': True}</text:p>
      <text:p text:style-name="P1">0.0617868626012</text:p>
      <text:p text:style-name="P1"><text:tab/> error: 0.06128 +- 0.01894</text:p>
      <text:p text:style-name="P1">{'n_estimators': 13, 'max_features': 'log2', 'max_depth': 80, 'bootstrap': False}</text:p>
      <text:p text:style-name="P1">0.0618908412341</text:p>
      <text:p text:style-name="P1"><text:tab/> error: 0.06189 +- 0.01873</text:p>
      <text:p text:style-name="P1">{'n_estimators': 13, 'max_features': 'log2', 'max_depth': 90, 'bootstrap': True}</text:p>
      <text:p text:style-name="P1">0.0617868626012</text:p>
      <text:p text:style-name="P1"><text:tab/> error: 0.06128 +- 0.01894</text:p>
      <text:p text:style-name="P1">{'n_estimators': 13, 'max_features': 'log2', 'max_depth': 90, 'bootstrap': False}</text:p>
      <text:p text:style-name="P1">0.0618908412341</text:p>
      <text:p text:style-name="P1"><text:tab/> error: 0.06189 +- 0.01873</text:p>
      <text:p text:style-name="P1">{'n_estimators': 13, 'max_features': 'log2', 'max_depth': 100, 'bootstrap': True}</text:p>
      <text:p text:style-name="P1">0.0618895899833</text:p>
      <text:p text:style-name="P1"><text:tab/> error: 0.06129 +- 0.01894</text:p>
      <text:p text:style-name="P1"><text:soft-page-break/>{'n_estimators': 13, 'max_features': 'log2', 'max_depth': 100, 'bootstrap': False}</text:p>
      <text:p text:style-name="P1">0.0618908412341</text:p>
      <text:p text:style-name="P1"><text:tab/> error: 0.06189 +- 0.01873</text:p>
      <text:p text:style-name="P1">{'n_estimators': 13, 'max_features': 'log2', 'max_depth': None, 'bootstrap': True}</text:p>
      <text:p text:style-name="P1">0.0617868626012</text:p>
      <text:p text:style-name="P1"><text:tab/> error: 0.06128 +- 0.01894</text:p>
      <text:p text:style-name="P1">{'n_estimators': 13, 'max_features': 'log2', 'max_depth': None, 'bootstrap': False}</text:p>
      <text:p text:style-name="P1">0.0618908412341</text:p>
      <text:p text:style-name="P1"><text:tab/> error: 0.06189 +- 0.01873</text:p>
      <text:p text:style-name="P1">{'n_estimators': 14, 'max_features': 'auto', 'max_depth': 10, 'bootstrap': True}</text:p>
      <text:p text:style-name="P1">0.0573816528972</text:p>
      <text:p text:style-name="P1"><text:tab/> error: 0.06014 +- 0.01879</text:p>
      <text:p text:style-name="P1">{'n_estimators': 14, 'max_features': 'auto', 'max_depth': 10, 'bootstrap': False}</text:p>
      <text:p text:style-name="P1">0.0735783836725</text:p>
      <text:p text:style-name="P1"><text:tab/> error: 0.06953 +- 0.01670</text:p>
      <text:p text:style-name="P1">{'n_estimators': 14, 'max_features': 'auto', 'max_depth': 20, 'bootstrap': True}</text:p>
      <text:p text:style-name="P1">0.0583912475371</text:p>
      <text:p text:style-name="P1"><text:tab/> error: 0.06166 +- 0.01779</text:p>
      <text:p text:style-name="P1">{'n_estimators': 14, 'max_features': 'auto', 'max_depth': 20, 'bootstrap': False}</text:p>
      <text:p text:style-name="P1">0.0835763046374</text:p>
      <text:p text:style-name="P1"><text:tab/> error: 0.07984 +- 0.01438</text:p>
      <text:p text:style-name="P1">{'n_estimators': 14, 'max_features': 'auto', 'max_depth': 30, 'bootstrap': True}</text:p>
      <text:p text:style-name="P1">0.058638885195</text:p>
      <text:p text:style-name="P1"><text:tab/> error: 0.06191 +- 0.01792</text:p>
      <text:p text:style-name="P1">{'n_estimators': 14, 'max_features': 'auto', 'max_depth': 30, 'bootstrap': False}</text:p>
      <text:p text:style-name="P1">0.0847731465975</text:p>
      <text:p text:style-name="P1"><text:tab/> error: 0.08050 +- 0.01441</text:p>
      <text:p text:style-name="P1">{'n_estimators': 14, 'max_features': 'auto', 'max_depth': 40, 'bootstrap': True}</text:p>
      <text:p text:style-name="P1">0.0589701083408</text:p>
      <text:p text:style-name="P1"><text:tab/> error: 0.06196 +- 0.01791</text:p>
      <text:p text:style-name="P1">{'n_estimators': 14, 'max_features': 'auto', 'max_depth': 40, 'bootstrap': False}</text:p>
      <text:p text:style-name="P1">0.0847169673535</text:p>
      <text:p text:style-name="P1"><text:tab/> error: 0.08028 +- 0.01440</text:p>
      <text:p text:style-name="P1">{'n_estimators': 14, 'max_features': 'auto', 'max_depth': 50, 'bootstrap': True}</text:p>
      <text:p text:style-name="P1">0.0589701083408</text:p>
      <text:p text:style-name="P1"><text:tab/> error: 0.06196 +- 0.01791</text:p>
      <text:p text:style-name="P1">{'n_estimators': 14, 'max_features': 'auto', 'max_depth': 50, 'bootstrap': False}</text:p>
      <text:p text:style-name="P1">0.0847169673535</text:p>
      <text:p text:style-name="P1"><text:tab/> error: 0.08028 +- 0.01440</text:p>
      <text:p text:style-name="P1">{'n_estimators': 14, 'max_features': 'auto', 'max_depth': 60, 'bootstrap': True}</text:p>
      <text:p text:style-name="P1">0.0589701083408</text:p>
      <text:p text:style-name="P1"><text:tab/> error: 0.06196 +- 0.01791</text:p>
      <text:p text:style-name="P1">{'n_estimators': 14, 'max_features': 'auto', 'max_depth': 60, 'bootstrap': False}</text:p>
      <text:p text:style-name="P1">0.08471696735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1:29:35.898455387</meta:creation-date>
    <dc:date>2019-03-12T21:29:50.567612993</dc:date>
    <meta:editing-duration>PT17S</meta:editing-duration>
    <meta:editing-cycles>1</meta:editing-cycles>
    <meta:document-statistic meta:table-count="0" meta:image-count="0" meta:object-count="0" meta:page-count="8" meta:paragraph-count="408" meta:word-count="1768" meta:character-count="16694" meta:non-whitespace-character-count="15062"/>
    <meta:generator>LibreOffice/5.2.7.2$Linux_X86_64 LibreOffice_project/20m0$Build-2</meta:generator>
  </office:meta>
</office:document-meta>
</file>